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00B0F0"/>
    </style:style>
    <style:style style:name="ce6" style:family="table-cell" style:parent-style-name="Default" style:data-style-name="N0">
      <style:table-cell-properties fo:background-color="#9BC2E6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1.669375cm"/>
    </style:style>
    <style:style style:name="co2" style:family="table-column">
      <style:table-column-properties fo:break-before="auto" style:column-width="4.47145833333333cm" style:use-optimal-column-width="true"/>
    </style:style>
    <style:style style:name="co3" style:family="table-column">
      <style:table-column-properties fo:break-before="auto" style:column-width="3.83645833333333cm" style:use-optimal-column-width="true"/>
    </style:style>
    <style:style style:name="co4" style:family="table-column">
      <style:table-column-properties fo:break-before="auto" style:column-width="12.0120833333333cm" style:use-optimal-column-width="true"/>
    </style:style>
    <style:style style:name="co5" style:family="table-column">
      <style:table-column-properties fo:break-before="auto" style:column-width="8.38729166666667cm" style:use-optimal-column-width="true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usic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79" table:default-cell-style-name="ce3"/>
        <table:table-row table:style-name="ro1">
          <table:table-cell office:value-type="string" table:style-name="ce2">
            <text:p>Electronic Arts Music File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Title:</text:p>
          </table:table-cell>
          <table:table-cell office:value-type="string" table:style-name="ce4">
            <text:p>Files:</text:p>
          </table:table-cell>
          <table:table-cell office:value-type="string" table:style-name="ce4">
            <text:p>Library:</text:p>
          </table:table-cell>
          <table:table-cell office:value-type="string" table:style-name="ce4">
            <office:annotation draw:style-name="a0" svg:x="3.54166666666667in" svg:y="0.197916666666667in" svg:width="1.75in" svg:height="1.10416666666667in">
              <dc:creator>Peter Swinkels</dc:creator>
              <text:p><text:span text:style-name="T1">The adjustsments required before the file can be played by Cartooners.</text:span></text:p>
            </office:annotation>
            <text:p>Required modifications:</text:p>
          </table:table-cell>
          <table:table-cell office:value-type="string" table:style-name="ce4">
            <text:p>Compatible drivers: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5">
            <text:p>(The following games contain music files supported by Cartooners)</text:p>
          </table:table-cell>
          <table:table-cell table:number-columns-repeated="4" table:style-name="ce5"/>
          <table:table-cell table:number-columns-repeated="16379"/>
        </table:table-row>
        <table:table-row table:style-name="ro2">
          <table:table-cell office:value-type="string" table:style-name="ce6">
            <text:p>Car and Driver</text:p>
          </table:table-cell>
          <table:table-cell office:value-type="string" table:style-name="ce6">
            <text:p>*.bin</text:p>
          </table:table-cell>
          <table:table-cell office:value-type="string" table:style-name="ce6">
            <text:p>c&amp;d.lib</text:p>
          </table:table-cell>
          <table:table-cell office:value-type="string" table:style-name="ce6">
            <text:p>Change extensions to "mus".</text:p>
          </table:table-cell>
          <table:table-cell office:value-type="string" table:style-name="ce6">
            <text:p>n/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Centurion: Defender of Rome</text:p>
          </table:table-cell>
          <table:table-cell office:value-type="string" table:style-name="ce6">
            <text:p>*.lzw</text:p>
          </table:table-cell>
          <table:table-cell office:value-type="string" table:style-name="ce6">
            <text:p>*.dat</text:p>
          </table:table-cell>
          <table:table-cell office:value-type="string" table:style-name="ce6">
            <text:p>Extract from data file, decompress and change the extension to "mus".</text:p>
          </table:table-cell>
          <table:table-cell office:value-type="string" table:style-name="ce6">
            <text:p>n/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Hard Nova</text:p>
          </table:table-cell>
          <table:table-cell office:value-type="string" table:style-name="ce6">
            <text:p>*.bin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Change extensions to "mus".</text:p>
          </table:table-cell>
          <table:table-cell office:value-type="string" table:style-name="ce6">
            <text:p>n/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<text:a xlink:href="http://www.myabandonware.com/game/keef-the-thief-a-boy-and-his-lockpick-om">Keef the Thief: A Boy and His Lockpick</text:a></text:p>
          </table:table-cell>
          <table:table-cell office:value-type="string" table:style-name="ce6">
            <text:p>song*.bcc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Decompress the *.bcc files and change the extension to "mus".</text:p>
          </table:table-cell>
          <table:table-cell office:value-type="string" table:style-name="ce6">
            <text:p>All *.smb files.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Lakers versus Celtics and the NBA Playoffs</text:p>
          </table:table-cell>
          <table:table-cell office:value-type="string" table:style-name="ce6">
            <text:p>o; r; s; v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Change extensions to "mus".</text:p>
          </table:table-cell>
          <table:table-cell office:value-type="string" table:style-name="ce6">
            <text:p>n/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Low Blow</text:p>
          </table:table-cell>
          <table:table-cell office:value-type="string" table:style-name="ce6">
            <text:p>boxend2.lzm;boxtitle.lzm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Decompress the *.lzm files and change the extension to "mus".</text:p>
          </table:table-cell>
          <table:table-cell office:value-type="string" table:style-name="ce6">
            <office:annotation draw:style-name="a1" svg:x="18.5416666666667in" svg:y="1.59375in" svg:width="1.5in" svg:height="0.822916666666667in">
              <dc:creator>Peter Swinkels</dc:creator>
              <text:p><text:span text:style-name="T1">Peter Swinkels:</text:span><text:span text:style-name="T2"/></text:p>
              <text:p><text:span text:style-name="T2">The extension must be changed to "smb".</text:span><text:span text:style-name="T2"/></text:p>
              <text:p/>
            </office:annotation>
            <text:p>All *.drv files.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Populous - The Promised Lands</text:p>
          </table:table-cell>
          <table:table-cell office:value-type="string" table:style-name="ce6">
            <text:p>pop_tune.dat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Change extensions to "mus".</text:p>
          </table:table-cell>
          <table:table-cell office:value-type="string" table:style-name="ce6">
            <office:annotation draw:style-name="a2" svg:x="19.4375in" svg:y="1.79166666666667in" svg:width="1.5in" svg:height="0.822916666666667in">
              <dc:creator>Peter Swinkels</dc:creator>
              <text:p><text:span text:style-name="T1">Peter Swinkels:</text:span><text:span text:style-name="T2"/></text:p>
              <text:p><text:span text:style-name="T2">Music appears to be distorted when the Adlib driver is used by<text:s/></text:span><text:span text:style-name="T2"/></text:p>
              <text:p><text:span text:style-name="T2">Cartooners. The extension must always be changed to "smb".</text:span></text:p>
            </office:annotation>
            <text:p>pop_adl.dat;pop_pc.dat;pop_rol.dat;pop_tdy.dat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Ski or Die</text:p>
          </table:table-cell>
          <table:table-cell office:value-type="string" table:style-name="ce6">
            <office:annotation draw:style-name="a3" svg:x="11.4791666666667in" svg:y="2in" svg:width="1.5in" svg:height="0.822916666666667in">
              <dc:creator>Peter Swinkels</dc:creator>
              <text:p><text:span text:style-name="T1">Peter Swinkels:</text:span><text:span text:style-name="T2"/></text:p>
              <text:p><text:span text:style-name="T2">Ski or Die plays any music file provied at twice the speed Cartooners does.</text:span></text:p>
            </office:annotation>
            <text:p>*.bin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Change extensions to "mus".</text:p>
          </table:table-cell>
          <table:table-cell office:value-type="string" table:style-name="ce6">
            <text:p>All *.smb files.</text:p>
          </table:table-cell>
          <table:table-cell table:number-columns-repeated="16379" table:style-name="ce1"/>
        </table:table-row>
        <table:table-row table:style-name="ro2">
          <table:table-cell table:style-name="ce6"/>
          <table:table-cell office:value-type="string" table:style-name="ce6">
            <text:p>*tune.lzw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Decompress the LZSS data and change the extension to "mus".</text:p>
          </table:table-cell>
          <table:table-cell table:style-name="ce6"/>
          <table:table-cell table:number-columns-repeated="16379" table:style-name="ce1"/>
        </table:table-row>
        <table:table-row table:style-name="ro2">
          <table:table-cell office:value-type="string" table:style-name="ce6">
            <text:p>The Immortal</text:p>
          </table:table-cell>
          <table:table-cell office:value-type="string" table:style-name="ce6">
            <text:p>ttt*.bin</text:p>
          </table:table-cell>
          <table:table-cell office:value-type="string" table:style-name="ce6">
            <text:p>imm1.lib; imm2.lib</text:p>
          </table:table-cell>
          <table:table-cell office:value-type="string" table:style-name="ce6">
            <text:p>Extract from library file, decompress and change the extension to "mus".</text:p>
          </table:table-cell>
          <table:table-cell office:value-type="string" table:style-name="ce6">
            <text:p>n/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The Lost Files of Sherlock Holmes - The Case of Serrated Scalpel</text:p>
          </table:table-cell>
          <table:table-cell office:value-type="string" table:style-name="ce6">
            <text:p>*.mus</text:p>
          </table:table-cell>
          <table:table-cell office:value-type="string" table:style-name="ce6">
            <text:p>music.lib</text:p>
          </table:table-cell>
          <table:table-cell office:value-type="string" table:style-name="ce6">
            <text:p>Removal of the first 0x0A bytes. (0x20 (space) characters)</text:p>
          </table:table-cell>
          <table:table-cell office:value-type="string" table:style-name="ce6">
            <text:p>n/a</text:p>
          </table:table-cell>
          <table:table-cell table:number-columns-repeated="16379" table:style-name="ce1"/>
        </table:table-row>
        <table:table-row table:number-rows-repeated="104856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eter Swinkels</meta:initial-creator>
    <dc:creator>Peter Swinkels</dc:creator>
    <meta:creation-date>2015-10-07T12:17:23Z</meta:creation-date>
    <dc:date>2022-06-27T19:59:58Z</dc:date>
  </office:meta>
</office:document-meta>
</file>